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729fcf" fo:padding="0.097cm" fo:border="0.05pt solid #729fcf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729fcf" fo:padding="0.097cm" fo:border="0.05pt solid #729fcf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b7e6a" officeooo:paragraph-rsid="000b7e6a"/>
    </style:style>
    <style:style style:name="P2" style:family="paragraph" style:parent-style-name="Standard">
      <style:paragraph-properties fo:text-align="justify" style:justify-single-word="false"/>
      <style:text-properties officeooo:rsid="000b7e6a" officeooo:paragraph-rsid="00117926"/>
    </style:style>
    <style:style style:name="P3" style:family="paragraph" style:parent-style-name="Standard">
      <style:paragraph-properties fo:text-align="justify" style:justify-single-word="false"/>
      <style:text-properties officeooo:rsid="000b7e6a" officeooo:paragraph-rsid="00144ac5"/>
    </style:style>
    <style:style style:name="P4" style:family="paragraph" style:parent-style-name="Standard">
      <style:paragraph-properties fo:text-align="justify" style:justify-single-word="false"/>
      <style:text-properties officeooo:rsid="000b7e6a" officeooo:paragraph-rsid="0015a171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b7e6a" officeooo:paragraph-rsid="000b7e6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5983b0" fo:font-size="14pt" fo:font-weight="bold" officeooo:rsid="000b7e6a" officeooo:paragraph-rsid="000b7e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0b7e6a" officeooo:paragraph-rsid="000b7e6a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ffff" fo:font-size="12pt" officeooo:rsid="000b7e6a" officeooo:paragraph-rsid="00117926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ffffff" fo:font-size="12pt" fo:font-weight="bold" officeooo:rsid="000b7e6a" officeooo:paragraph-rsid="0011792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paragraph-rsid="00117926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rsid="000b7e6a" officeooo:paragraph-rsid="00117926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paragraph-rsid="0011792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ffffff" fo:font-weight="bold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ffffff"/>
    </style:style>
    <style:style style:name="T1" style:family="text">
      <style:text-properties officeooo:rsid="000cb9d9"/>
    </style:style>
    <style:style style:name="T2" style:family="text">
      <style:text-properties officeooo:rsid="000e5607"/>
    </style:style>
    <style:style style:name="T3" style:family="text">
      <style:text-properties officeooo:rsid="0010482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4fee" style:font-style-asian="italic" style:font-style-complex="italic"/>
    </style:style>
    <style:style style:name="T6" style:family="text">
      <style:text-properties officeooo:rsid="00104fe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4829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font-size="12pt" style:text-underline-style="none" officeooo:rsid="00104829" style:font-size-asian="12pt" style:font-size-complex="12pt"/>
    </style:style>
    <style:style style:name="T11" style:family="text">
      <style:text-properties fo:color="#ffffff"/>
    </style:style>
    <style:style style:name="T12" style:family="text">
      <style:text-properties fo:color="#ffffff" fo:font-size="12pt" style:font-size-asian="12pt" style:font-size-complex="12pt"/>
    </style:style>
    <style:style style:name="T13" style:family="text">
      <style:text-properties fo:color="#ffffff" fo:font-size="12pt" style:text-underline-style="none" style:font-size-asian="12pt" style:font-size-complex="12pt"/>
    </style:style>
    <style:style style:name="T14" style:family="text">
      <style:text-properties officeooo:rsid="00144ac5"/>
    </style:style>
    <style:style style:name="T15" style:family="text">
      <style:text-properties fo:color="#000000"/>
    </style:style>
    <style:style style:name="T16" style:family="text">
      <style:text-properties fo:color="#000000" fo:background-color="#ffffff" loext:char-shading-value="0"/>
    </style:style>
    <style:style style:name="T17" style:family="text">
      <style:text-properties fo:color="#000000" fo:background-color="#ffffff" loext:char-shading-value="0"/>
    </style:style>
    <style:style style:name="T18" style:family="text">
      <style:text-properties officeooo:rsid="0015a171" fo:background-color="#ffffff" loext:char-shading-value="0"/>
    </style:style>
    <style:style style:name="T19" style:family="text">
      <style:text-properties officeooo:rsid="0015a171" fo:background-color="#ffffff" loext:char-shading-value="0"/>
    </style:style>
    <style:style style:name="T20" style:family="text">
      <style:text-properties officeooo:rsid="0015a1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– <text:span text:style-name="T4">Data Science for Construction, Architecture and Engineering</text:span></text:p>
      <text:p text:style-name="P1"><text:span text:style-name="T4">edX </text:span><text:span text:style-name="T5">| NUS National University of Singapore</text:span><text:span text:style-name="T6"> </text:span>– dezembro de 2020</text:p>
      <text:p text:style-name="P1"/>
      <text:p text:style-name="P7">Section 1 – Introduction and Python Fundamentals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Introdução ao Curso</text:p>
            <text:p text:style-name="P9"/>
            <text:p text:style-name="P8">Bem-vindo ao Data Science for Construction, Architecture, and Engineering!</text:p>
            <text:p text:style-name="P8"/>
            <text:p text:style-name="P2"><text:span text:style-name="T12">Olá a todos, sou </text:span><text:a xlink:type="simple" xlink:href="https://www.linkedin.com/in/claytonmiller/" text:style-name="Internet_20_link" text:visited-style-name="Visited_20_Internet_20_Link"><text:span text:style-name="T13">Clayton Miller</text:span></text:a><text:span text:style-name="T12"> e minha missão é aumentar a conscientização sobre as oportunidades de desenvolver conjuntos de habilidades híbridas na indústria da construção, aprendendo a codificar. Eu lidero a equipe de </text:span><text:a xlink:type="simple" xlink:href="https://www.budslab.org/" text:style-name="Internet_20_link" text:visited-style-name="Visited_20_Internet_20_Link"><text:span text:style-name="T13">Ciência de Dados Urbanos e de Edifícios</text:span></text:a><text:span text:style-name="T12"> da Universidade Nacional de Cingapura</text:span></text:p>
            <text:p text:style-name="P8"/>
            <text:p text:style-name="P8">Esta primeira seção fornecerá uma orientação para todo o curso e, especificamente, os vídeos de introdução ao Python que serão abordados nesta primeira seção.</text:p>
            <text:p text:style-name="P8"/>
            <text:p text:style-name="P8">Esses vídeos de orientação são recomendados para todos os participantes<text:span text:style-name="T1"> – </text:span>desde iniciantes até programadores experientes, pois eles fornecem uma visão geral de cada seção, de modo que você pode escolher se concentrar em algumas partes enquanto pula outras.</text:p>
          </table:table-cell>
        </table:table-row>
      </table:table>
      <text:p text:style-name="P1"/>
      <text:p text:style-name="P12">Olá a todos!</text:p>
      <text:p text:style-name="P12">Meu nome é Dr. Clayton Miller<text:span text:style-name="T6">, professor-assistente</text:span> na Universidade Nacional de Cingapura na Escola de Design e Meio Ambiente.<text:span text:style-name="T2"> </text:span>Estou aqui para motivá-lo a participar deste curso EDx: <text:span text:style-name="T4">Data Science for Construction, Architecture and Engineering</text:span>.</text:p>
      <text:p text:style-name="P12"/>
      <text:p text:style-name="P12">Minha missão é ensinar habilidades modernas de ciência de dados a profissionais da indústria de construção.<text:span text:style-name="T2"> </text:span>Temos uma grande quantidade de dados sendo criados neste campo<text:span text:style-name="T2"> </text:span>e meu objetivo é ajudar a reduzir o medo de alguém em face de dados grandes e confusos de edifícios.</text:p>
      <text:p text:style-name="P12"/>
      <text:p text:style-name="P12">Vamos começar explicando como geralmente já analisamos os dados no ambiente construído.<text:span text:style-name="T6"> </text:span>Quais são as ferramentas que usamos?<text:span text:style-name="T2"> </text:span>Bem, obviamente, o primeiro que vem à mente é uma planilha.<text:span text:style-name="T2"> </text:span>Eu sou um engenheiro.<text:span text:style-name="T2"> </text:span>Eu amo planilhas.<text:span text:style-name="T6"> </text:span>Tenho certeza que você também, ou não participaria deste módulo.<text:span text:style-name="T2"> </text:span>As planilhas oferecem muitos benefícios.<text:span text:style-name="T2"> </text:span>Primeiro, eles são extremamente fáceis de usar.<text:span text:style-name="T2"> </text:span>Essencialmente, eles são apenas uma grade bidimensional de células que permitem uma entrada fácil, criação de fórmulas e outras tarefas.<text:span text:style-name="T2"> </text:span>Além disso, todos usam planilhas.<text:span text:style-name="T2"> </text:span>Você pode enviar um para um colega e eles podem começar a usá-lo rapidamente.<text:span text:style-name="T6"> </text:span>Mas existem alguns grandes problemas com planilhas que estão se tornando mais aparentes<text:span text:style-name="T6"> </text:span>à medida que usamos grandes quantidades de dados do ambiente construído.<text:span text:style-name="T2"> </text:span>O primeiro problema é que as planilhas não são reproduzíveis.<text:span text:style-name="T2"> </text:span>Você pode ter a história de alguém lhe enviando uma planilha<text:span text:style-name="T2"> </text:span>em que era necessário fazer engenharia reversa em várias células para entender como funcionava.<text:span text:style-name="T2"> </text:span>O segundo problema é que as planilhas não lidam bem com certos tipos de dados.<text:span text:style-name="T6"> </text:span>Os dados do sistema de gerenciamento de edifícios, por exemplo, têm carimbos de data/hora difíceis de analisar,<text:span text:style-name="T2"> </text:span>mesclar ou alterar a frequência em uma planilha.<text:span text:style-name="T2"> </text:span>Por último, mas não menos importante, as planilhas não são realmente projetadas para métodos modernos de aprendizado de máquina.</text:p>
      <text:p text:style-name="P12"/>
      <text:p text:style-name="P12">As planilhas não são a melhor ferramenta para explorar essas novas técnicas.<text:span text:style-name="T2"> </text:span>No final do dia, nossas planilhas são solitárias e há muita pressão sobre elas para atender a todas as nossas necessidades de análise.</text:p>
      <text:p text:style-name="P12">O foco principal deste curso EDx é fornecer a você outro conjunto de ferramentas de ciência de dados que são opções modernas para complementar <text:span text:style-name="T3">as </text:span>planilhas.<text:span text:style-name="T3"> </text:span>Essencialmente, queremos <text:soft-page-break/><text:span text:style-name="T3">repassar</text:span> nossa<text:span text:style-name="T3">s</text:span> planilha<text:span text:style-name="T3">s</text:span> a um amigo.<text:span text:style-name="T3"> </text:span>E, neste curso, vamos usar uma ferramenta de análise <text:span text:style-name="T3">utilizando</text:span> Python.</text:p>
      <text:p text:style-name="P12"/>
      <text:p text:style-name="P12">Python é uma linguagem de programação moderna e de alto nível que está sendo usada por milhões de pessoas em todo o mundo.<text:span text:style-name="T3"> </text:span>É uma linguagem de programação relativamente fácil de usar, boa para iniciantes.<text:span text:style-name="T3"> </text:span>Python, devido ao seu uso como ferramenta de ciência de dados, explodiu em popularidade nos últimos 10 anos.</text:p>
      <text:p text:style-name="P12"/>
      <text:p text:style-name="P10"><text:span text:style-name="T7">Este gráfico de um site chamado </text:span><text:a xlink:type="simple" xlink:href="http://stackoverflow.com/" text:style-name="Internet_20_link" text:visited-style-name="Visited_20_Internet_20_Link"><text:span text:style-name="T10">s</text:span></text:a><text:a xlink:type="simple" xlink:href="http://stackoverflow.com/" text:style-name="Internet_20_link" text:visited-style-name="Visited_20_Internet_20_Link"><text:span text:style-name="T9">tack</text:span></text:a><text:a xlink:type="simple" xlink:href="http://stackoverflow.com/" text:style-name="Internet_20_link" text:visited-style-name="Visited_20_Internet_20_Link"><text:span text:style-name="T10">o</text:span></text:a><text:a xlink:type="simple" xlink:href="http://stackoverflow.com/" text:style-name="Internet_20_link" text:visited-style-name="Visited_20_Internet_20_Link"><text:span text:style-name="T9">verflow.com</text:span></text:a><text:span text:style-name="T7"> mostra como o Python superou todas as outras linguagens de programação em uso.</text:span><text:span text:style-name="T8"> </text:span><text:span text:style-name="T7">Isso significa que há muita demanda por habilidades em Python</text:span><text:span text:style-name="T8"> </text:span><text:span text:style-name="T7">e também uma quantidade crescente de conteúdo educacional online voltado para diferentes disciplinas.</text:span></text:p>
      <text:p text:style-name="P12">O objetivo principal deste curso não é torná-lo um desenvolvedor de software ou cientista da computação.<text:span text:style-name="T3"> </text:span>A ideia é adicionarmos habilidades de ciência de dados usando Python ao seu conjunto atual de habilidades da indústria de construção.<text:span text:style-name="T3"> </text:span>O objetivo é pegar certas partes do seu fluxo de trabalho normal<text:span text:style-name="T3"> </text:span>e adicionar a capacidade de usar habilidades de programação para automatizar e aprimorar esse processo.</text:p>
      <text:p text:style-name="P12"/>
      <text:p text:style-name="P12">Essa percepção pode dar a você a capacidade de lidar com tipos de dados maiores e mais diversos.</text:p>
      <text:p text:style-name="P12">Por que a ciência de dados é importante para o ambiente construído?<text:span text:style-name="T3"> </text:span>Bem, nosso campo tem grandes desafios quando se trata de eficiência de tempo.<text:span text:style-name="T3"> </text:span>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Visão geral dos conjuntos de dados</text:p>
            <text:p text:style-name="P14"/>
            <text:p text:style-name="P14">Ao contrário de outros cursos de Ciência de Dados, nos concentramos especificamente em aplicativos e dados de edifícios reais. Este vídeo fornece uma compreensão dos objetivos do uso desses conjuntos de dados. Essas aplicações serão abordadas nas Seções 2-4</text:p>
          </table:table-cell>
        </table:table-row>
      </table:table>
      <text:p text:style-name="P1"/>
      <text:p text:style-name="P1">Para começar a fazer ciência de dados, selecionei alguns conjuntos de dados da vida real da indústria de construção<text:span text:style-name="T14"> </text:span>que podemos usar para praticar as habilidades cobertas a cada semana.</text:p>
      <text:p text:style-name="P1">Neste vídeo, darei uma visão geral desses cenários<text:span text:style-name="T14"> </text:span>e compreensão de como eles se encaixam nos edifícios do ciclo de vida.</text:p>
      <text:p text:style-name="P1"/>
      <text:p text:style-name="P1">Em termos de estilo de ensino, este curso é diferente de outras opções de programação na plataforma edX,<text:span text:style-name="T14"> </text:span>por alguns motivos.<text:span text:style-name="T14"> O</text:span> primeir<text:span text:style-name="T14">o</text:span> é que nos concentramos na análise dos dados reais do ambiente construído.<text:span text:style-name="T14"> </text:span>Você <text:span text:style-name="T14">carregará</text:span>, processa<text:span text:style-name="T14">rá</text:span> e visualiza<text:span text:style-name="T14">rá</text:span> dados de edifícios nas primeiras linhas de código.<text:span text:style-name="T14"> O</text:span> segund<text:span text:style-name="T14">o</text:span> <text:span text:style-name="T14">motivo</text:span> é que mais tempo será gasto no que chamamos de programação de alto nível.<text:span text:style-name="T14"> </text:span>Em um curso tradicional, primeiro quebraríamos todos os conceitos de <text:span text:style-name="T14">P</text:span>ython<text:span text:style-name="T14"> </text:span>explique cada um antes de fazer qualquer coisa prática.</text:p>
      <text:p text:style-name="P1"/>
      <text:p text:style-name="P1">Neste curso, vamos começar mais rapidamente a mostrar a programação como parte de um processo.<text:span text:style-name="T14"> </text:span>Você pode querer revisar os fundamentos do Python durante ou após o curso para refinar o conhecimento adquirido<text:span text:style-name="T14">. </text:span>Talvez concluindo um curso geral de <text:span text:style-name="T14">P</text:span>ython em paralelo a este.<text:span text:style-name="T14"> </text:span>Existem duas maneiras de usar a programação no ambiente construído:<text:span text:style-name="T14"> a</text:span> primeira é usar scripts ou programas para automatizar um processo ou sistema.<text:span text:style-name="T14"> </text:span>Por exemplo, na fabricação digital, você pode ter robôs que respondem a um script <text:span text:style-name="T14">P</text:span>ython<text:span text:style-name="T14"> </text:span>que lhes diz como montar ou fabricar algo de maneira automatizada.<text:span text:style-name="T14"> </text:span>A segunda maneira de usar a programação é para a automação de tarefas de análise de dados e tomada de decisão.<text:span text:style-name="T14"> </text:span>É aqui que você está usando o código para pegar dados brutos e transformá-los para um determinado objetivo.</text:p>
      <text:p text:style-name="P1"/>
      <text:p text:style-name="P3">Neste curso, vamos nos concentrar no segundo tipo de codificação<text:span text:style-name="T14"> (automação de tarefas de análise de dados e tomada de decisão)</text:span>.<text:span text:style-name="T14"> </text:span></text:p>
      <text:p text:style-name="P3"><text:soft-page-break/></text:p>
      <text:p text:style-name="P3">O primeiro status que usaremos está focado no design e nas construções.<text:span text:style-name="T14"> </text:span>Nesta fase, praticaremos o uso de dados de simulação de energia de todo o edifício<text:span text:style-name="T14"> </text:span>que é usado para prever o desempenho do edifício antes de ser construído.</text:p>
      <text:p text:style-name="P3"/>
      <text:p text:style-name="P1">A quantidade de energia que um edifício usará é baseada nas características de entrada para este modelo.<text:span text:style-name="T14"> </text:span>O conjunto de dados para este contexto foi criado a partir dos arquivos de saída do popular mecanismo de simulação EnergyPlus.</text:p>
      <text:p text:style-name="P1"/>
      <text:p text:style-name="P1">Esses arquivos fazem parte de um fluxo de trabalho de modelagem paramétrica na fase de projeto da construção.<text:span text:style-name="T14"> </text:span>O objetivo é usar esses modelos para comparar o consumo previsto de diferentes opções<text:span text:style-name="T14"> </text:span>como parte do processo de design integrado.</text:p>
      <text:p text:style-name="P1"/>
      <text:p text:style-name="P1">O segundo conjunto de dados que será usado é da fase de construção do ciclo de vida do edifício.<text:span text:style-name="T14"> </text:span>Em edifícios comerciais modernos, existem redes de sensores instaladas no edifício<text:span text:style-name="T14"> </text:span>esse sistema de controle, como iluminação e ar<text:span text:style-name="T14">-</text:span>condicionado.</text:p>
      <text:p text:style-name="P1"/>
      <text:p text:style-name="P1">Um dos objetivos do processo de construção<text:span text:style-name="T14"> </text:span>é confirmar se esses sistemas estão funcionando bem antes de serem entregues ao proprietário.<text:span text:style-name="T14"> </text:span>Este processo é denominado <text:span text:style-name="T14">“comissionamento”</text:span>.</text:p>
      <text:p text:style-name="P1">Essas redes de sensores são essencialmente Internet das coisas modernas,<text:span text:style-name="T14"> </text:span>ou sistemas I<text:span text:style-name="T14">o</text:span>T e <text:span text:style-name="T14">P</text:span>ython tem bibliotecas específicas dedicadas a este tipo de dados.</text:p>
      <text:p text:style-name="P1"/>
      <text:p text:style-name="P1">O conjunto de dados I<text:span text:style-name="T14">o</text:span>T que usaremos neste curso é do Projeto <text:span text:style-name="T4">Building Data Genome</text:span>,<text:span text:style-name="T14"> </text:span>um repositório de dados de código aberto que se concentra em dados de sensores medidos de edifícios reais.</text:p>
      <text:p text:style-name="P1"/>
      <text:p text:style-name="P4">Os dados I<text:span text:style-name="T14">o</text:span>T primários que usaremos são de medidores de energia elétrica.<text:span text:style-name="T14"> </text:span>Finalmente, na fase de operação,<text:span text:style-name="T14"> </text:span>vamos nos concentrar no processamento de dados relacionados ao conforto e satisfação dos ocupantes do edifício.<text:span text:style-name="T14"> </text:span>Este conjunto de dados é de pessoas que deram <text:span text:style-name="T4">feedback</text:span> sobre como se sentem confortáveis<text:span text:style-name="T20"> </text:span><text:span text:style-name="T17">e</text:span>m um espaço.<text:span text:style-name="T20"> </text:span>Eles indicaram que se sentem muito quentes ou muito frios em um determinado cenário<text:span text:style-name="T20"> </text:span>e essas respostas foram combinadas com os dados do sensor, como temperatura e umidade da zona.</text:p>
      <text:p text:style-name="P4"/>
      <text:p text:style-name="P1">O conjunto de dados específico que usaremos para esta finalidade é do banco de dados de conforto térmico global 2 da ASHRAE<text:span text:style-name="T20">. </text:span>Este conjunto de dados fornece dados empíricos de <text:span text:style-name="T4">feedback</text:span> dos ocupantes de milhares de pessoas<text:span text:style-name="T20"> </text:span>que participou de dezenas de diferentes estudos de conferências térmicas realizados em todo o mundo.</text:p>
      <text:p text:style-name="P1"/>
      <text:p text:style-name="P1">Além disso, cada conjunto de vídeos e este curso incluirá uma visão geral de como essas diferentes técnicas<text:span text:style-name="T20"> </text:span>foram implementados em um estudo de caso específico bem aqui em Cingapura.<text:span text:style-name="T20"> </text:span>Este estudo de caso é SDE4, um edifício de energia zero líquido aqui na Universidade Nacional de Cingapura.<text:span text:style-name="T20"> </text:span>Darei uma introdução de como a ciência de dados foi usada em cada fase do ciclo de vida deste edifício.</text:p>
      <text:p text:style-name="P1"/>
      <text:p text:style-name="P1"/>
      <text:p text:style-name="P1"/>
      <text:p text:style-name="P5">Section 2 – Building Design Phase - Intro to Pandas</text:p>
      <text:p text:style-name="P1"/>
      <text:p text:style-name="P1"/>
      <text:p text:style-name="P1"/>
      <text:p text:style-name="P1"/>
      <text:p text:style-name="P5">Section 3 – Construction Phase - Pandas Fundamentals</text:p>
      <text:p text:style-name="P1"><text:soft-page-break/></text:p>
      <text:p text:style-name="P1"/>
      <text:p text:style-name="P5">Section 4 – Operations Phase - Statistics and Visualization</text:p>
      <text:p text:style-name="P1"/>
      <text:p text:style-name="P1"/>
      <text:p text:style-name="P1"/>
      <text:p text:style-name="P5">Section 5 – Introduction to Machine Learning for Buil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1:55.961000000</meta:creation-date>
    <dc:date>2020-12-23T11:25:39.188000000</dc:date>
    <meta:editing-duration>PT10M23S</meta:editing-duration>
    <meta:editing-cycles>4</meta:editing-cycles>
    <meta:generator>LibreOffice/6.1.4.2$Windows_X86_64 LibreOffice_project/9d0f32d1f0b509096fd65e0d4bec26ddd1938fd3</meta:generator>
    <meta:document-statistic meta:table-count="2" meta:image-count="0" meta:object-count="0" meta:page-count="4" meta:paragraph-count="40" meta:word-count="1531" meta:character-count="9584" meta:non-whitespace-character-count="8083"/>
  </office:meta>
</office:document-meta>
</file>